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1516in"/>
    </style:style>
    <style:style style:name="co3" style:family="table-column">
      <style:table-column-properties fo:break-before="auto" style:column-width="5.3929in"/>
    </style:style>
    <style:style style:name="co4" style:family="table-column">
      <style:table-column-properties fo:break-before="auto" style:column-width="2.7547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5.92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ttp Method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Return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mplementation Status</text:p>
          </table:table-cell>
          <table:table-cell office:value-type="string" calcext:value-type="string">
            <text:p>DetailsMockUp</text:p>
          </table:table-cell>
          <table:table-cell office:value-type="string" calcext:value-type="string">
            <text:p>ListMockUp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gpu/:gpu_manufacturer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all gpus for manufacturers</text:p>
          </table:table-cell>
          <table:table-cell office:value-type="string" calcext:value-type="string">
            <text:p>200, 404, 5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ttps://github.com/thebravoman/software_engineering_2016/blob/master/node-react-second-term-projects/A_03_Bojidar_Stanoev_11_Ivan_Milev.html</text:p>
          </table:table-cell>
          <table:table-cell/>
          <table:table-cell office:value-type="string" calcext:value-type="string">
            <text:p> <text:a xlink:href="https://github.com/thebravoman/software_engineering_2016/blob/master/node-react-second-term-projects/A_03_Bojidar_Stanoev.json" xlink:type="simple">https://github.com/thebravoman/software_engineering_2016/blob/master/node-react-second-term-projects/A_03_Bojidar_Stanoev.json</text:a>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gpu/manufacturers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All available manufacturers</text:p>
          </table:table-cell>
          <table:table-cell office:value-type="string" calcext:value-type="string">
            <text:p>200, 500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gpu/manufacturer?query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Find gpu by attribute</text:p>
          </table:table-cell>
          <table:table-cell office:value-type="string" calcext:value-type="string">
            <text:p>200, 400, 404, 500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gpu/:manufacturer/:v_ram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Find gpu by <text:s/>v_ram</text:p>
          </table:table-cell>
          <table:table-cell office:value-type="string" calcext:value-type="string">
            <text:p>200, 404, 500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gpu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Payload of created gpu</text:p>
          </table:table-cell>
          <table:table-cell office:value-type="string" calcext:value-type="string">
            <text:p>201, 400, 500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/gpu/model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Updates the gpu with attribute</text:p>
          </table:table-cell>
          <table:table-cell office:value-type="string" calcext:value-type="string">
            <text:p>200,400, 500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gpu/:attribu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04, 500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gpu/:manufacture/?page=n&amp;size=1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List of gpu</text:p>
          </table:table-cell>
          <table:table-cell office:value-type="string" calcext:value-type="string">
            <text:p>200, 400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2"/>
          <table:table-cell table:number-columns-repeated="3"/>
        </table:table-row>
        <table:table-row table:style-name="ro1">
          <table:table-cell table:style-name="Default" table:number-columns-repeated="5"/>
          <table:table-cell table:style-name="ce2"/>
          <table:table-cell table:number-columns-repeated="3"/>
        </table:table-row>
        <table:table-row table:style-name="ro1">
          <table:table-cell table:style-name="Default" table:number-columns-repeated="5"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18:29:29.146203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8:09:46.499054486</meta:creation-date>
    <dc:date>2017-03-09T18:31:16.285926242</dc:date>
    <meta:editing-duration>PT2M34S</meta:editing-duration>
    <meta:editing-cycles>7</meta:editing-cycles>
    <meta:generator>LibreOffice/4.2.8.2$Linux_X86_64 LibreOffice_project/420m0$Build-2</meta:generator>
    <meta:document-statistic meta:table-count="1" meta:cell-count="59" meta:object-count="0"/>
  </office:meta>
</office:document-meta>
</file>